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e98c3" officeooo:paragraph-rsid="001e98c3"/>
    </style:style>
    <style:style style:name="P2" style:family="paragraph" style:parent-style-name="Subtitle">
      <style:text-properties officeooo:rsid="001e98c3" officeooo:paragraph-rsid="001e98c3"/>
    </style:style>
    <style:style style:name="P3" style:family="paragraph" style:parent-style-name="Text_20_body">
      <style:text-properties officeooo:rsid="001e98c3" officeooo:paragraph-rsid="001e98c3"/>
    </style:style>
    <style:style style:name="P4" style:family="paragraph" style:parent-style-name="Text_20_body">
      <style:text-properties style:text-underline-style="solid" style:text-underline-width="auto" style:text-underline-color="font-color" officeooo:paragraph-rsid="001e98c3"/>
    </style:style>
    <style:style style:name="P5" style:family="paragraph" style:parent-style-name="Footer">
      <style:text-properties officeooo:rsid="001e98c3" officeooo:paragraph-rsid="001e98c3"/>
    </style:style>
    <style:style style:name="P6" style:family="paragraph" style:parent-style-name="Heading_20_1">
      <style:paragraph-properties fo:break-before="page"/>
      <style:text-properties officeooo:rsid="001e98c3" officeooo:paragraph-rsid="001e98c3"/>
    </style:style>
    <style:style style:name="P7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vitational Search Algorithm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Sumario</text:p>
          </text:index-title>
        </text:index-body>
      </text:table-of-content>
      <text:p text:style-name="P3"/>
      <text:h text:style-name="P6" text:outline-level="1">Introducción.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98c3" officeooo:paragraph-rsid="001e98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Eloy Bedia García<text:tab/><text:date style:data-style-name="N37" text:date-value="2018-05-27T18:25:53.387278178" text:fixed="true">27/05/18</text:date><text:tab/><text:initial-creator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8:24:44.234314101</meta:creation-date>
    <dc:date>2018-05-27T18:29:25.952395991</dc:date>
    <meta:editing-duration>PT4M43S</meta:editing-duration>
    <meta:editing-cycles>1</meta:editing-cycles>
    <meta:document-statistic meta:table-count="0" meta:image-count="0" meta:object-count="0" meta:page-count="3" meta:paragraph-count="4" meta:word-count="10" meta:character-count="78" meta:non-whitespace-character-count="72"/>
    <meta:generator>LibreOffice/5.1.6.2$Linux_X86_64 LibreOffice_project/10m0$Build-2</meta:generator>
  </office:meta>
</office:document-meta>
</file>